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DejaVu Sans Condensed2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722a" officeooo:paragraph-rsid="0051722a" fo:background-color="#ff8000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51722a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47b038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4dd7fb"/>
    </style:style>
    <style:style style:name="P8" style:family="paragraph" style:parent-style-name="Standard" style:list-style-name="L10">
      <style:paragraph-properties fo:text-align="start" style:justify-single-word="false"/>
      <style:text-properties officeooo:paragraph-rsid="0061a67c"/>
    </style:style>
    <style:style style:name="P9" style:family="paragraph" style:parent-style-name="Standard">
      <style:paragraph-properties fo:text-align="start" style:justify-single-word="false"/>
      <style:text-properties officeooo:paragraph-rsid="0061a67c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46433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2d3f2" officeooo:paragraph-rsid="0042d3f2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3f3b6c" officeooo:paragraph-rsid="0061a67c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3f3b6c" officeooo:paragraph-rsid="0061a67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61a67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bf1a0" officeooo:paragraph-rsid="0061a67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2ae4" officeooo:paragraph-rsid="0061a67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bf1a0" officeooo:paragraph-rsid="0061a67c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3f3b6c" officeooo:paragraph-rsid="0061a67c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4">
      <style:text-properties officeooo:paragraph-rsid="003148d5"/>
    </style:style>
    <style:style style:name="P23" style:family="paragraph" style:parent-style-name="Standard" style:list-style-name="L4">
      <style:text-properties style:text-line-through-style="none" style:text-line-through-type="none" style:font-name="DejaVu Sans Condensed1" fo:font-size="12pt" officeooo:rsid="00451c4c" officeooo:paragraph-rsid="00451c4c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rsid="00451c4c" officeooo:paragraph-rsid="00311736" style:font-size-asian="12pt" style:font-size-complex="12pt"/>
    </style:style>
    <style:style style:name="P25" style:family="paragraph" style:parent-style-name="Standard" style:list-style-name="L4">
      <style:text-properties style:text-line-through-style="none" style:text-line-through-type="none" style:font-name="DejaVu Sans Condensed1" fo:font-size="12pt" officeooo:rsid="003148d5" officeooo:paragraph-rsid="00451c4c" style:font-size-asian="12pt" style:font-size-complex="12pt"/>
    </style:style>
    <style:style style:name="P26" style:family="paragraph" style:parent-style-name="Standard" style:list-style-name="L4">
      <style:text-properties style:text-line-through-style="none" style:text-line-through-type="none" style:font-name="DejaVu Sans Condensed1" fo:font-size="12pt" officeooo:rsid="00179cd7" officeooo:paragraph-rsid="003148d5" style:font-size-asian="12pt" style:font-size-complex="12pt"/>
    </style:style>
    <style:style style:name="P27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05567" officeooo:paragraph-rsid="0061a67c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05567" officeooo:paragraph-rsid="0061a67c" style:font-size-asian="12pt" style:font-weight-asian="normal" style:font-size-complex="12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d01c" officeooo:paragraph-rsid="0061a67c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text-properties style:text-line-through-style="none" style:text-line-through-type="none" style:font-name="DejaVu Sans Condensed2" fo:font-size="12pt" officeooo:rsid="00600394" officeooo:paragraph-rsid="00600394" style:font-size-asian="12pt" style:font-name-complex="DejaVu Sans Condensed3" style:font-size-complex="12pt"/>
    </style:style>
    <style:style style:name="P31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officeooo:rsid="00405567" officeooo:paragraph-rsid="0061a67c"/>
    </style:style>
    <style:style style:name="P32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officeooo:paragraph-rsid="0061a67c"/>
    </style:style>
    <style:style style:name="P3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officeooo:rsid="00371a01" officeooo:paragraph-rsid="0061a67c"/>
    </style:style>
    <style:style style:name="P34" style:family="paragraph" style:parent-style-name="Standard" style:list-style-name="L4">
      <style:text-properties officeooo:rsid="00451c4c" officeooo:paragraph-rsid="00451c4c"/>
    </style:style>
    <style:style style:name="P35" style:family="paragraph" style:parent-style-name="Standard" style:list-style-name="L11">
      <style:paragraph-properties fo:text-align="start" style:justify-single-word="false"/>
      <style:text-properties officeooo:rsid="00405567" officeooo:paragraph-rsid="0061a67c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3e6761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fdad8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4c279b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51722a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71a01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e6761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49143e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fdad8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550064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90e9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5dc371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e9046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60990b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405567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71a01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1a67c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51722a" fo:background-color="#ff8000" loext:char-shading-value="0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526489" fo:background-color="#ff8000" loext:char-shading-value="0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5c0330" fo:background-color="#ff8000" loext:char-shading-value="0" style:font-size-asian="12pt" style:font-weight-asian="bold" style:font-size-complex="1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64331" style:font-weight-asian="bold" style:font-weight-complex="bold"/>
    </style:style>
    <style:style style:name="T33" style:family="text">
      <style:text-properties fo:font-weight="bold" officeooo:rsid="0057c963" style:font-weight-asian="bold" style:font-weight-complex="bold"/>
    </style:style>
    <style:style style:name="T34" style:family="text">
      <style:text-properties fo:font-weight="bold" officeooo:rsid="00405567" style:font-weight-asian="bold" style:font-weight-complex="bold"/>
    </style:style>
    <style:style style:name="T35" style:family="text">
      <style:text-properties fo:font-weight="bold" officeooo:rsid="00263f21" style:font-weight-asian="bold" style:font-weight-complex="bold"/>
    </style:style>
    <style:style style:name="T36" style:family="text">
      <style:text-properties officeooo:rsid="00451c4c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39" style:family="text">
      <style:text-properties style:text-line-through-style="none" style:text-line-through-type="none" style:font-name="DejaVu Sans Condensed1" fo:font-size="12pt" officeooo:rsid="003148d5" style:font-size-asian="12pt" style:font-size-complex="12pt"/>
    </style:style>
    <style:style style:name="T40" style:family="text">
      <style:text-properties style:text-line-through-style="none" style:text-line-through-type="none" style:font-name="DejaVu Sans Condensed1" fo:font-size="12pt" officeooo:rsid="00451c4c" style:font-size-asian="12pt" style:font-size-complex="12pt"/>
    </style:style>
    <style:style style:name="T41" style:family="text">
      <style:text-properties style:text-line-through-style="none" style:text-line-through-type="none" style:font-name="DejaVu Sans Condensed1" fo:font-size="12pt" officeooo:rsid="00179cd7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1" fo:font-size="12pt" fo:font-weight="bold" officeooo:rsid="00405567" style:font-size-asian="12pt" style:font-weight-asian="bold" style:font-size-complex="12pt" style:font-weight-complex="bold"/>
    </style:style>
    <style:style style:name="T47" style:family="text">
      <style:text-properties officeooo:rsid="0049c3ec"/>
    </style:style>
    <style:style style:name="T48" style:family="text">
      <style:text-properties officeooo:rsid="004c279b"/>
    </style:style>
    <style:style style:name="T49" style:family="text">
      <style:text-properties officeooo:rsid="004dd7fb"/>
    </style:style>
    <style:style style:name="T50" style:family="text">
      <style:text-properties officeooo:rsid="0051722a"/>
    </style:style>
    <style:style style:name="T51" style:family="text">
      <style:text-properties officeooo:rsid="00546554"/>
    </style:style>
    <style:style style:name="T52" style:family="text">
      <style:text-properties officeooo:rsid="0057c963"/>
    </style:style>
    <style:style style:name="T53" style:family="text">
      <style:text-properties style:font-name="DejaVu Sans Condensed2" style:font-name-complex="DejaVu Sans Condensed3"/>
    </style:style>
    <style:style style:name="T54" style:family="text">
      <style:text-properties style:font-name="DejaVu Sans Condensed2" officeooo:rsid="00600394" style:font-name-complex="DejaVu Sans Condensed3"/>
    </style:style>
    <style:style style:name="T55" style:family="text">
      <style:text-properties style:font-name="DejaVu Sans Condensed" fo:font-size="12pt" fo:font-weight="normal" officeooo:rsid="0039f8f9" style:font-size-asian="12pt" style:font-weight-asian="normal" style:font-size-complex="12pt" style:font-weight-complex="normal"/>
    </style:style>
    <style:style style:name="T56" style:family="text">
      <style:text-properties officeooo:rsid="004055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0">3</text:span><text:span text:style-name="T21">0</text:span><text:span text:style-name="T20">1</text:span><text:span text:style-name="T14"> - </text:span><text:span text:style-name="T19">Flight - </text:span><text:span text:style-name="T17">Takeoff</text:span><text:span text:style-name="T26">, </text:span><text:span text:style-name="T27">Navigation, Landing</text:span></text:p>
      <text:p text:style-name="P4"/>
      <text:p text:style-name="P3">Takeoff</text:p>
      <text:list xml:id="list3662173584" text:style-name="L3">
        <text:list-item>
          <text:p text:style-name="P13"><text:span text:style-name="T31">Nose Wheel Strut</text:span> ... <text:span text:style-name="T31">Extend</text:span></text:p>
        </text:list-item>
        <text:list-item>
          <text:p text:style-name="P13">Begin takeoff run, DO NOT USE NWS <text:span text:style-name="T47">OVER 60 KTS</text:span>, use differential braking <text:span text:style-name="T51">until rudder is effective</text:span></text:p>
        </text:list-item>
        <text:list-item>
          <text:p text:style-name="P13">Rotate at 145 to 190 depending on weight.</text:p>
        </text:list-item>
      </text:list>
      <text:p text:style-name="P24"/>
      <text:p text:style-name="P18">Navigation</text:p>
      <text:p text:style-name="P20">TACAN</text:p>
      <text:list xml:id="list3332738378" text:style-name="L6">
        <text:list-item>
          <text:p text:style-name="P15">Set TACAN mode to T/R.</text:p>
        </text:list-item>
        <text:list-item>
          <text:p text:style-name="P15">Set TACAN freq as needed.</text:p>
        </text:list-item>
        <text:list-item>
          <text:p text:style-name="P15">Set NAV MODE knob to TACAN.</text:p>
        </text:list-item>
        <text:list-item>
          <text:p text:style-name="P15">(Optional) Set a course to follow through the TACAN station:</text:p>
          <text:list>
            <text:list-item>
              <text:p text:style-name="P15">On HSI dial, turn CRS knob to set course line.</text:p>
            </text:list-item>
            <text:list-item>
              <text:p text:style-name="P15">White line through center shows course deviation, white triangle on outer dial shows course direction.</text:p>
            </text:list-item>
          </text:list>
        </text:list-item>
        <text:list-item>
          <text:p text:style-name="P15">Distance to TACAN station is shown on HSI dial.</text:p>
        </text:list-item>
      </text:list>
      <text:p text:style-name="P21">ADF on radio beacon (not the NDBs shown on the map)</text:p>
      <text:list xml:id="list3183533621" text:style-name="L9">
        <text:list-item>
          <text:p text:style-name="P16">Set radio mode to ADF.</text:p>
        </text:list-item>
        <text:list-item>
          <text:p text:style-name="P16">Set radio freq as needed.</text:p>
        </text:list-item>
        <text:list-item>
          <text:p text:style-name="P16">Set NAV MODE knob to DF.</text:p>
        </text:list-item>
        <text:list-item>
          <text:p text:style-name="P16">White triangle on HSI shows direction to source, DF flag indicates Direction Finding in use.</text:p>
        </text:list-item>
      </text:list>
      <text:p text:style-name="P17"/>
      <text:p text:style-name="P19">La<text:span text:style-name="T37">nding</text:span></text:p>
      <text:list xml:id="list946264405" text:style-name="L10">
        <text:list-item>
          <text:p text:style-name="P31"><text:span text:style-name="T6">P</text:span><text:span text:style-name="T1">attern altitude is </text:span><text:span text:style-name="T9">1500 ft AGL</text:span><text:span text:style-name="T1">.</text:span></text:p>
        </text:list-item>
        <text:list-item>
          <text:p text:style-name="P31"><text:span text:style-name="T1">Pattern speed is </text:span><text:span text:style-name="T9">165 kts</text:span><text:span text:style-name="T1">.</text:span></text:p>
        </text:list-item>
        <text:list-item>
          <text:p text:style-name="P31"><text:span text:style-name="T1">Approach/final speed is </text:span><text:span text:style-name="T9">On Speed AOA</text:span><text:span text:style-name="T1"> or 145 kts minimum.</text:span></text:p>
        </text:list-item>
      </text:list>
      <text:list xml:id="list2275620881" text:style-name="L11">
        <text:list-item>
          <text:list>
            <text:list-item>
              <text:p text:style-name="P27">Formula is Vapproach = 145 + (fuel lbs - 1000) / 200, +5 if you have gun ammo.</text:p>
            </text:list-item>
            <text:list-item>
              <text:p text:style-name="P35"><text:span text:style-name="T42">E.g. 3000 lbs of fuel + gun ammo = 160 kts approach speed.</text:span></text:p>
            </text:list-item>
          </text:list>
        </text:list-item>
      </text:list>
      <text:list xml:id="list154708907346991" text:continue-list="list946264405" text:style-name="L10">
        <text:list-item>
          <text:p text:style-name="P32"><text:span text:style-name="T6">Under </text:span><text:span text:style-name="T22">2</text:span><text:span text:style-name="T23">6</text:span><text:span text:style-name="T22">0 kts</text:span><text:span text:style-name="T6">, </text:span><text:span text:style-name="T24">gear down</text:span><text:span text:style-name="T7">.</text:span></text:p>
        </text:list-item>
        <text:list-item>
          <text:p text:style-name="P31"><text:span text:style-name="T7">F</text:span><text:span text:style-name="T1">laps AUTO.</text:span></text:p>
        </text:list-item>
        <text:list-item>
          <text:p text:style-name="P8"><text:span text:style-name="T43">Slow to </text:span><text:span text:style-name="T45">On Speed AOA (approx 145 to 1</text:span><text:span text:style-name="T46">60</text:span><text:span text:style-name="T45"> kts)</text:span><text:span text:style-name="T43"> </text:span><text:span text:style-name="T44">and trim.</text:span></text:p>
        </text:list-item>
        <text:list-item>
          <text:p text:style-name="P33"><text:span text:style-name="T8">A</text:span><text:span text:style-name="T1">djust pitch with throttle.</text:span></text:p>
        </text:list-item>
        <text:list-item>
          <text:p text:style-name="P32"><text:span text:style-name="T8">A</text:span><text:span text:style-name="T6">im at end of runway. <text:s/></text:span><text:span text:style-name="T25">Approach angle/glideslope should be 3</text:span><text:span text:style-name="T55">°</text:span><text:span text:style-name="T25">.</text:span></text:p>
        </text:list-item>
        <text:list-item>
          <text:p text:style-name="P29"><text:span text:style-name="T56">Flare at 20 ft. <text:s/></text:span><text:span text:style-name="T31">600 ft/m </text:span><text:span text:style-name="T34">max </text:span><text:span text:style-name="T31">descent a</text:span><text:span text:style-name="T35">t</text:span><text:span text:style-name="T31"> touchdown</text:span>.</text:p>
        </text:list-item>
        <text:list-item>
          <text:p text:style-name="P28">Deploy drag chute if neede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DejaVu Sans Condensed2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2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2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20M</meta:editing-duration>
    <meta:editing-cycles>74</meta:editing-cycles>
    <meta:generator>LibreOffice/7.0.3.1$Windows_X86_64 LibreOffice_project/d7547858d014d4cf69878db179d326fc3483e082</meta:generator>
    <dc:date>2022-09-03T15:47:07.279000000</dc:date>
    <meta:document-statistic meta:table-count="0" meta:image-count="0" meta:object-count="0" meta:page-count="1" meta:paragraph-count="32" meta:word-count="269" meta:character-count="1338" meta:non-whitespace-character-count="1125"/>
  </office:meta>
</office:document-meta>
</file>